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3e45" officeooo:paragraph-rsid="000e3e45"/>
    </style:style>
    <style:style style:name="P2" style:family="paragraph" style:parent-style-name="Standard">
      <style:text-properties officeooo:rsid="00103b2b" officeooo:paragraph-rsid="00103b2b"/>
    </style:style>
    <style:style style:name="P3" style:family="paragraph" style:parent-style-name="Standard">
      <style:text-properties officeooo:paragraph-rsid="00103b2b"/>
    </style:style>
    <style:style style:name="P4" style:family="paragraph" style:parent-style-name="Standard">
      <style:text-properties officeooo:rsid="0012a01c" officeooo:paragraph-rsid="0012a01c"/>
    </style:style>
    <style:style style:name="T1" style:family="text">
      <style:text-properties fo:font-variant="normal" fo:text-transform="none" fo:color="#000000" style:font-name="monospace" fo:font-size="10.5pt" fo:letter-spacing="normal" fo:font-style="normal" fo:font-weight="normal" officeooo:rsid="0008c74b"/>
    </style:style>
    <style:style style:name="T2" style:family="text">
      <style:text-properties officeooo:rsid="0012a01c"/>
    </style:style>
    <style:style style:name="T3" style:family="text">
      <style:text-properties officeooo:rsid="00138e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ood morning, I’m Kin-Yip and today I am going to share my 5-steps to getting 5-star reviews.</text:p>
      <text:p text:style-name="Standard"/>
      <text:p text:style-name="Standard">Why are you here? You’re all <text:span text:style-name="T2">current or future </text:span>small business owners seeking success.<text:span text:style-name="T2"> </text:span>82% of consumers read online reviews for local businesses. 76% of consumers trust online reviews as much as recommendations from family and friends. A one-star increase in yelp ratings leads to a 5-9% increase in revenue.</text:p>
      <text:p text:style-name="Standard"/>
      <text:p text:style-name="Standard">The bottom line? Good reviews matter!</text:p>
      <text:p text:style-name="Standard"/>
      <text:p text:style-name="Standard">So, how do you get good reviews? Just follow my 5 simple steps.</text:p>
      <text:p text:style-name="Standard"/>
      <text:p text:style-name="Standard">Step 1: Figure out what makes a 5-star review. A sentiment analysis of 1-star and 5-star reviews revealed that some of the words most indicative of 5-star ratings are delicious, amazing, fantastic, incredible, awesome. You want to elicit these words in your reviews to demonstrate to potential customers that your establishment is a 5-star business! Stay away from these words on the right!</text:p>
      <text:p text:style-name="Standard"/>
      <text:p text:style-name="Standard">Step 2: Now that you know what 5-star reviews look like, how can you get them? There are a few options. Option 1: Be amazing. Unless you live in Lake Wobegon, where all the women are strong, all the men are good-looking, and all the children are above average, you probably are not amazing, sorry.</text:p>
      <text:p text:style-name="Standard">Option 2: Pay somebody to write reviews for your business. $20-$27 a review? If you could afford that, it means your business is doing well and you wouldn’t be here! Next option: Create your own reviews. If I can create a recurrent neural network to generate 5-star reviews so can you!</text:p>
      <text:p text:style-name="Standard"/>
      <text:p text:style-name="Standard">Step 3: Evaluate your reviews. Can they be detected by machine learning models <text:span text:style-name="T2">used by review websites</text:span>? Uhhhh... yes. My model is character based, and it generates characters with a nearly identical distribution to human reviews. But a gradient boosted classifier trained on character tokens could discriminate fake reviews with 77% accuracy. When trained on word tokens it achieved 84% accuracy and identified that fake reviews differed in their usage of conjunctions and the word strip. It does mention strip a lot, as it was trained on a corpus with a lot of Las Vegas reviews. A neural network with a pre-trained dense word embedding achieved 99.7% accuracy.</text:p>
      <text:p text:style-name="Standard"/>
      <text:p text:style-name="P3">But don’t lose hope! </text:p>
      <text:p text:style-name="P3">Step 4: You can repeat steps 2 and 3 as needed until you create a good model. Google Colaboratory, Kaggle, and Amazon Web Services are options to gain free or low cost access to high-end gpus.</text:p>
      <text:p text:style-name="Standard"/>
      <text:p text:style-name="Standard">Step 5: When you have a model you like, deploy it to target your business!</text:p>
      <text:p text:style-name="Standard">This was the seed: <text:bookmark text:name="docs-internal-guid-664023ac-7fff-0ea7-14d9-cfad5ba533c1"/>The Americano at Chul's was amazing<text:span text:style-name="T1">! </text:span></text:p>
      <text:p text:style-name="P4">And this is the generated review:</text:p>
      <text:p text:style-name="P1">The waitress was a giant chocolate and salmon menu?! How cool is that?!</text:p>
      <text:p text:style-name="P1"/>
      <text:p text:style-name="P1">They are fantastic and friendly and helpful. Great service? Check!</text:p>
      <text:p text:style-name="P1"/>
      <text:p text:style-name="P1">The musical was the perfect temperature to what you pay for it. Coffee and a show? How unique!</text:p>
      <text:p text:style-name="P1"/>
      <text:p text:style-name="P1">You can advertise in the past trying to get a drink. Time travel? I’m sold! I want to go there <text:span text:style-name="T3">right now</text:span>! <text:span text:style-name="T3">Who’s with me? You? You? Tough crowd...</text:span></text:p>
      <text:p text:style-name="P1"/>
      <text:p text:style-name="P2"><text:span text:style-name="T3">Anyway, t</text:span>here you have it. 5 steps to 5-star reviews. <text:span text:style-name="T3">You’re welcome. </text:span>Any questions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23:50:53.201000000</meta:creation-date>
    <dc:date>2020-03-04T22:49:18.968000000</dc:date>
    <meta:editing-duration>PT14H51M13S</meta:editing-duration>
    <meta:editing-cycles>6</meta:editing-cycles>
    <meta:generator>LibreOffice/5.4.6.2$Windows_x86 LibreOffice_project/4014ce260a04f1026ba855d3b8d91541c224eab8</meta:generator>
    <meta:document-statistic meta:table-count="0" meta:image-count="0" meta:object-count="0" meta:page-count="1" meta:paragraph-count="18" meta:word-count="518" meta:character-count="2970" meta:non-whitespace-character-count="2468"/>
  </office:meta>
</office:document-meta>
</file>